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rankenstein Bolts and Jolts Abilities</text:p>
      <text:p text:style-name="P5"/>
      <text:p text:style-name="P3">Level 1-5</text:p>
      <text:p text:style-name="P3"/>
      <text:p text:style-name="P4">Cantrip:</text:p>
      <text:p text:style-name="P4"/>
      <text:p text:style-name="P2">Bile</text:p>
      <text:p text:style-name="P1">Range: </text:p>
      <text:p text:style-name="P1">Action: </text:p>
      <text:p text:style-name="P1">Duration: </text:p>
      <text:p text:style-name="P1">Description: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3:46:24.88</meta:creation-date>
    <dc:date>2015-03-22T03:50:31.88</dc:date>
    <meta:editing-duration>PT8H55M40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8" meta:word-count="13" meta:character-count="97"/>
  </office:meta>
</office:document-meta>
</file>